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P2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ithub</text:span><text:span text:style-name="T7_52"><text:s/></text:span><text:span text:style-name="T7_53">repo</text:span><text:span text:style-name="T7_54"><text:s/></text:span><text:span text:style-name="T7_55">on</text:span><text:span text:style-name="T7_56"><text:s/></text:span><text:span text:style-name="T7_57">change</text:span><text:span text:style-name="T7_58">,<text:s/></text:span><text:span text:style-name="T7_59">Gerrit</text:span><text:span text:style-name="T7_60"><text:s/></text:span><text:span text:style-name="T7_61">is</text:span><text:span text:style-name="T7_62"><text:s/></text:span><text:span text:style-name="T7_63">used</text:span><text:span text:style-name="T7_64"><text:s/></text:span><text:span text:style-name="T7_65">to</text:span><text:span text:style-name="T7_66"><text:s/></text:span><text:span text:style-name="T7_67">approve</text:span><text:span text:style-name="T7_68"><text:s/></text:span><text:span text:style-name="T7_69">and</text:span><text:span text:style-name="T7_70"><text:s/></text:span><text:span text:style-name="T7_71">track</text:span><text:span text:style-name="T7_72"><text:s/></text:span><text:span text:style-name="T7_73">the</text:span><text:span text:style-name="T7_74"><text:s/></text:span><text:span text:style-name="T7_75">changed</text:span><text:span text:style-name="T7_76"><text:s/></text:span><text:span text:style-name="T7_77">documentation</text:span><text:span text:style-name="T7_78">.<text:s/></text:span><text:span text:style-name="T7_79">The</text:span><text:span text:style-name="T7_80"><text:s/></text:span><text:span text:style-name="T7_81">commits</text:span><text:span text:style-name="T7_82"><text:s/></text:span><text:span text:style-name="T7_83">could</text:span><text:span text:style-name="T7_84"><text:s/></text:span><text:span text:style-name="T7_85">be</text:span><text:span text:style-name="T7_86"><text:s/></text:span><text:span text:style-name="T7_87">daily</text:span><text:span text:style-name="T7_88">/</text:span><text:span text:style-name="T7_89">nightly</text:span><text:span text:style-name="T7_90"><text:s/></text:span><text:span text:style-name="T7_91">or</text:span><text:span text:style-name="T7_92"><text:s/></text:span><text:span text:style-name="T7_93">by</text:span><text:span text:style-name="T7_94"><text:s/></text:span><text:span text:style-name="T7_95">the</text:span><text:span text:style-name="T7_96"><text:s/></text:span><text:span text:style-name="T7_97">minute</text:span><text:span text:style-name="T7_98">,<text:s/></text:span><text:span text:style-name="T7_99">depending</text:span><text:span text:style-name="T7_100"><text:s/></text:span><text:span text:style-name="T7_101">on</text:span><text:span text:style-name="T7_102"><text:s/></text:span><text:span text:style-name="T7_103">change</text:span><text:span text:style-name="T7_104"><text:s/></text:span><text:span text:style-name="T7_105">and</text:span><text:span text:style-name="T7_106"><text:s/></text:span><text:span text:style-name="T7_107">approval</text:span><text:span text:style-name="T7_108"><text:s/></text:span><text:span text:style-name="T7_109">cadence</text:span><text:span text:style-name="T7_110">.<text:s text:c="2"/></text:span></text:p>
      <text:p text:style-name="P8"/>
      <text:p text:style-name="P9"><text:span text:style-name="T9_1">Technology</text:span><text:span text:style-name="T9_2"><text:s/></text:span><text:span text:style-name="T9_3">used</text:span><text:span text:style-name="T9_4">:<text:s/></text:span></text:p>
      <text:p text:style-name="P10"/>
      <text:list text:style-name="LS1" xml:id="list0">
        <text:list-item>
          <text:p text:style-name="P11"><text:span text:style-name="T11_1">Google</text:span><text:span text:style-name="T11_2"><text:s/></text:span><text:span text:style-name="T11_3">Docs</text:span><text:span text:style-name="T11_4">:<text:s/></text:span><text:span text:style-name="T11_5">Collaborative</text:span><text:span text:style-name="T11_6"><text:s/></text:span><text:span text:style-name="T11_7">editing</text:span><text:span text:style-name="T11_8"><text:s/></text:span><text:span text:style-name="T11_9">of</text:span><text:span text:style-name="T11_10"><text:s/></text:span><text:span text:style-name="T11_11">documentation</text:span><text:span text:style-name="T11_12">.<text:s/></text:span></text:p>
        </text:list-item>
        <text:list-item>
          <text:p text:style-name="P12"><text:span text:style-name="T12_1">Go</text:span><text:span text:style-name="T12_2"><text:s/></text:span><text:span text:style-name="T12_3">drive</text:span><text:span text:style-name="T12_4"><text:s/></text:span><text:span text:style-name="T12_5">script</text:span><text:span text:style-name="T12_6"><text:s/></text:span><text:span text:style-name="T12_7">for</text:span><text:span text:style-name="T12_8"><text:s/></text:span><text:span text:style-name="T12_9">collection</text:span><text:span text:style-name="T12_10"><text:s/></text:span><text:span text:style-name="T12_11">of</text:span><text:span text:style-name="T12_12"><text:s/></text:span><text:span text:style-name="T12_13">google</text:span><text:span text:style-name="T12_14"><text:s/></text:span><text:span text:style-name="T12_15">docs</text:span><text:span text:style-name="T12_16"><text:s/></text:span><text:span text:style-name="T12_17">on</text:span><text:span text:style-name="T12_18"><text:s/></text:span><text:span text:style-name="T12_19">change</text:span><text:span text:style-name="T12_20"><text:s/></text:span></text:p>
        </text:list-item>
        <text:list-item>
          <text:p text:style-name="P13"><text:span text:style-name="T13_1">Github</text:span><text:span text:style-name="T13_2"><text:s/></text:span><text:span text:style-name="T13_3">for</text:span><text:span text:style-name="T13_4"><text:s/></text:span><text:span text:style-name="T13_5">storage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docs</text:span><text:span text:style-name="T13_12"><text:s/></text:span><text:span text:style-name="T13_13">versions</text:span><text:span text:style-name="T13_14">,<text:s/></text:span><text:span text:style-name="T13_15">or</text:span><text:span text:style-name="T13_16"><text:s/></text:span><text:span text:style-name="T13_17">as</text:span><text:span text:style-name="T13_18"><text:s/></text:span><text:span text:style-name="T13_19">a</text:span><text:span text:style-name="T13_20"><text:s/></text:span><text:span text:style-name="T13_21">target</text:span><text:span text:style-name="T13_22"><text:s/></text:span><text:span text:style-name="T13_23">project</text:span><text:span text:style-name="T13_24"><text:s/></text:span><text:span text:style-name="T13_25">for</text:span><text:span text:style-name="T13_26"><text:s/></text:span><text:span text:style-name="T13_27">documentation</text:span><text:span text:style-name="T13_28"><text:s/></text:span><text:span text:style-name="T13_29">generation</text:span><text:span text:style-name="T13_30">.<text:s/></text:span></text:p>
        </text:list-item>
      </text:list>
      <text:p text:style-name="P14"/>
      <text:p text:style-name="P15"><text:span text:style-name="T15_1">The</text:span><text:span text:style-name="T15_2"><text:s/></text:span><text:span text:style-name="T15_3">Workflow</text:span><text:span text:style-name="T15_4"><text:s/></text:span><text:span text:style-name="T15_5">for</text:span><text:span text:style-name="T15_6"><text:s/></text:span><text:span text:style-name="T15_7">documents</text:span><text:span text:style-name="T15_8">:<text:s/></text:span></text:p>
      <text:p text:style-name="P16"/>
      <text:p text:style-name="P17"><text:span text:style-name="T17_1">Googledocs</text:span><text:span text:style-name="T17_2"><text:s/>-&gt;<text:s/></text:span><text:span text:style-name="T17_3">Gerrit</text:span><text:span text:style-name="T17_4"><text:s/>-&gt;<text:s/></text:span><text:span text:style-name="T17_5">Voted</text:span><text:span text:style-name="T17_6"><text:s/></text:span><text:span text:style-name="T17_7">Approval</text:span><text:span text:style-name="T17_8"><text:s/>-&gt;<text:s/></text:span><text:span text:style-name="T17_9">Github</text:span><text:span text:style-name="T17_10"><text:s/>-&gt;<text:s/></text:span><text:span text:style-name="T17_11">Distribution</text:span></text:p>
      <text:p text:style-name="P18"/>
      <text:p text:style-name="P19"><text:span text:style-name="T19_1"><office:annotation><dc:creator/><text:p text:style-name="P20"><text:span text:style-name="T20_1">James</text:span><text:span text:style-name="T20_2"><text:s/></text:span><text:span text:style-name="T20_3">this</text:span><text:span text:style-name="T20_4"><text:s/></text:span><text:span text:style-name="T20_5">is</text:span><text:span text:style-name="T20_6"><text:s/></text:span><text:span text:style-name="T20_7">working</text:span><text:span text:style-name="T20_8"><text:s/></text:span><text:span text:style-name="T20_9">now</text:span><text:span text:style-name="T20_10">..<text:s/></text:span><text:span text:style-name="T20_11">through</text:span><text:span text:style-name="T20_12"><text:s/></text:span><text:span text:style-name="T20_13">gerrit</text:span><text:span text:style-name="T20_14">,<text:s/></text:span><text:span text:style-name="T20_15">please</text:span><text:span text:style-name="T20_16"><text:s/></text:span><text:span text:style-name="T20_17">give</text:span><text:span text:style-name="T20_18"><text:s/></text:span><text:span text:style-name="T20_19">me</text:span><text:span text:style-name="T20_20"><text:s/></text:span><text:span text:style-name="T20_21">your</text:span><text:span text:style-name="T20_22"><text:s/></text:span><text:span text:style-name="T20_23">gerrit</text:span><text:span text:style-name="T20_24"><text:s/></text:span><text:span text:style-name="T20_25">email</text:span><text:span text:style-name="T20_26"><text:s/></text:span><text:span text:style-name="T20_27">so</text:span><text:span text:style-name="T20_28"><text:s/></text:span><text:span text:style-name="T20_29">I</text:span><text:span text:style-name="T20_30"><text:s/></text:span><text:span text:style-name="T20_31">can</text:span><text:span text:style-name="T20_32"><text:s/></text:span><text:span text:style-name="T20_33">add</text:span><text:span text:style-name="T20_34"><text:s/></text:span><text:span text:style-name="T20_35">you</text:span><text:span text:style-name="T20_36"><text:s/></text:span><text:span text:style-name="T20_37">to</text:span><text:span text:style-name="T20_38"><text:s/></text:span><text:span text:style-name="T20_39">the</text:span><text:span text:style-name="T20_40"><text:s/></text:span><text:span text:style-name="T20_41">test</text:span><text:span text:style-name="T20_42"><text:s/></text:span><text:span text:style-name="T20_43">project</text:span><text:span text:style-name="T20_44"><text:s/>:)</text:span></text:p></office:annotation></text:span><text:span text:style-name="T20_45">The</text:span><text:span text:style-name="T20_46"><text:s/></text:span><text:span text:style-name="T20_47">following</text:span><text:span text:style-name="T20_48"><text:s/></text:span><text:span text:style-name="T20_49">line</text:span><text:span text:style-name="T20_50"><text:s/></text:span><text:span text:style-name="T20_51">is</text:span><text:span text:style-name="T20_52"><text:s/></text:span><text:span text:style-name="T20_53">a</text:span><text:span text:style-name="T20_54"><text:s/></text:span><text:span text:style-name="T20_55">test</text:span><text:span text:style-name="T20_56"><text:s/></text:span><text:span text:style-name="T20_57">update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